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2070000009519ACD67F.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fo:font-size="11pt" fo:language="none" fo:country="none" fo:font-style="normal" style:font-size-asian="11pt" style:font-style-asian="normal" style:font-size-complex="11pt" style:font-style-complex="normal"/>
    </style:style>
    <style:style style:name="P37" style:family="paragraph" style:parent-style-name="Heading_20_1">
      <style:text-properties fo:language="en" fo:country="US" fo:font-style="normal" style:font-style-asian="normal" style:font-style-complex="normal"/>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Heading_20_2">
      <style:text-properties fo:language="en" fo:country="US"/>
    </style:style>
    <style:style style:name="P41" style:family="paragraph" style:parent-style-name="Heading_20_2">
      <style:text-properties fo:language="en" fo:country="US" fo:font-style="normal" style:font-style-asian="normal" style:font-style-complex="normal"/>
    </style:style>
    <style:style style:name="P42" style:family="paragraph" style:parent-style-name="Heading_20_2">
      <style:text-properties fo:font-style="normal" style:font-style-asian="normal" style:font-style-complex="normal"/>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1">
      <style:text-properties fo:language="en" fo:country="US" fo:font-style="normal" style:font-style-asian="normal" style:font-style-complex="normal"/>
    </style:style>
    <style:style style:name="P47" style:family="paragraph" style:parent-style-name="Text_20_body" style:list-style-name="L2">
      <style:text-properties fo:language="en" fo:country="US"/>
    </style:style>
    <style:style style:name="P48" style:family="paragraph" style:parent-style-name="Text_20_body" style:list-style-name="L7">
      <style:text-properties fo:language="en" fo:country="US"/>
    </style:style>
    <style:style style:name="P49" style:family="paragraph" style:parent-style-name="Text_20_body" style:list-style-name="L3">
      <style:text-properties fo:font-size="10pt" fo:language="en" fo:country="US" style:font-size-asian="10pt" style:font-size-complex="10pt"/>
    </style:style>
    <style:style style:name="P50" style:family="paragraph" style:parent-style-name="Text_20_body" style:list-style-name="L4">
      <style:text-properties fo:font-size="10pt" fo:language="en" fo:country="US" style:font-size-asian="10pt" style:font-size-complex="10pt"/>
    </style:style>
    <style:style style:name="P51" style:family="paragraph" style:parent-style-name="Text_20_body" style:list-style-name="L5">
      <style:text-properties fo:font-size="10pt" fo:language="en" fo:country="US" style:font-size-asian="10pt" style:font-size-complex="10pt"/>
    </style:style>
    <style:style style:name="P52" style:family="paragraph" style:parent-style-name="Text_20_body" style:list-style-name="L6">
      <style:text-properties fo:font-size="10pt" fo:language="en" fo:country="US" style:font-size-asian="10pt" style:font-size-complex="10pt"/>
    </style:style>
    <style:style style:name="P53" style:family="paragraph" style:parent-style-name="Text_20_body" style:list-style-name="L8">
      <style:text-properties fo:font-size="10pt" fo:language="en" fo:country="US" style:font-size-asian="10pt" style:font-size-complex="10pt"/>
    </style:style>
    <style:style style:name="P54" style:family="paragraph" style:parent-style-name="Text_20_body" style:list-style-name="L9">
      <style:text-properties fo:font-size="10pt" fo:language="en" fo:country="US" style:font-size-asian="10pt" style:font-size-complex="10pt"/>
    </style:style>
    <style:style style:name="P55" style:family="paragraph" style:parent-style-name="Text_20_body" style:list-style-name="L10">
      <style:text-properties fo:font-size="10pt" fo:language="en" fo:country="US" style:font-size-asian="10pt" style:font-size-complex="10pt"/>
    </style:style>
    <style:style style:name="P56" style:family="paragraph" style:parent-style-name="Text_20_body" style:list-style-name="L12">
      <style:text-properties fo:font-size="10pt" fo:language="en" fo:country="US" style:font-size-asian="10pt" style:font-size-complex="10pt"/>
    </style:style>
    <style:style style:name="P57" style:family="paragraph" style:parent-style-name="Text_20_body" style:list-style-name="L13">
      <style:text-properties fo:font-size="10pt" fo:language="en" fo:country="US" style:font-size-asian="10pt" style:font-size-complex="10pt"/>
    </style:style>
    <style:style style:name="P58" style:family="paragraph" style:parent-style-name="Text_20_body" style:list-style-name="L14">
      <style:text-properties fo:font-size="10pt" fo:language="en" fo:country="US" style:font-size-asian="10pt" style:font-size-complex="10pt"/>
    </style:style>
    <style:style style:name="P59" style:family="paragraph" style:parent-style-name="Text_20_body" style:list-style-name="L15">
      <style:text-properties fo:font-size="10pt" fo:language="en" fo:country="US" style:font-size-asian="10pt" style:font-size-complex="10pt"/>
    </style:style>
    <style:style style:name="P60" style:family="paragraph" style:parent-style-name="Text_20_body" style:list-style-name="L16">
      <style:text-properties fo:font-size="10pt" fo:language="en" fo:country="US" style:font-size-asian="10pt" style:font-size-complex="10pt"/>
    </style:style>
    <style:style style:name="P61" style:family="paragraph" style:parent-style-name="Text_20_body" style:list-style-name="L17">
      <style:text-properties fo:font-size="10pt" fo:language="en" fo:country="US" style:font-size-asian="10pt" style:font-size-complex="10pt"/>
    </style:style>
    <style:style style:name="P62" style:family="paragraph" style:parent-style-name="Text_20_body" style:list-style-name="L18">
      <style:text-properties fo:font-size="10pt" fo:language="en" fo:country="US" style:font-size-asian="10pt" style:font-size-complex="10pt"/>
    </style:style>
    <style:style style:name="P63" style:family="paragraph" style:parent-style-name="Text_20_body" style:list-style-name="L19">
      <style:text-properties fo:font-size="10pt" fo:language="en" fo:country="US" style:font-size-asian="10pt" style:font-size-complex="10pt"/>
    </style:style>
    <style:style style:name="P64" style:family="paragraph" style:parent-style-name="Text_20_body" style:list-style-name="L20">
      <style:text-properties fo:font-size="10pt" fo:language="en" fo:country="US" style:font-size-asian="10pt" style:font-size-complex="10pt"/>
    </style:style>
    <style:style style:name="P65" style:family="paragraph" style:parent-style-name="Text_20_body" style:list-style-name="L21">
      <style:text-properties fo:font-size="10pt" fo:language="en" fo:country="US" style:font-size-asian="10pt" style:font-size-complex="10pt"/>
    </style:style>
    <style:style style:name="P66" style:family="paragraph" style:parent-style-name="Text_20_body" style:list-style-name="L22">
      <style:text-properties fo:font-size="10pt" fo:language="en" fo:country="US" style:font-size-asian="10pt" style:font-size-complex="10pt"/>
    </style:style>
    <style:style style:name="P67" style:family="paragraph" style:parent-style-name="Text_20_body" style:list-style-name="L27">
      <style:text-properties fo:font-size="10pt" fo:language="en" fo:country="US" style:font-size-asian="10pt" style:font-size-complex="10pt"/>
    </style:style>
    <style:style style:name="P68" style:family="paragraph" style:parent-style-name="Text_20_body" style:list-style-name="L28">
      <style:text-properties fo:font-size="10pt" fo:language="en" fo:country="US" style:font-size-asian="10pt" style:font-size-complex="10pt"/>
    </style:style>
    <style:style style:name="P69" style:family="paragraph" style:parent-style-name="Text_20_body" style:list-style-name="L24">
      <style:text-properties fo:font-size="10pt" fo:language="en" fo:country="US" style:font-size-asian="10pt" style:font-size-complex="10pt"/>
    </style:style>
    <style:style style:name="P70" style:family="paragraph" style:parent-style-name="Text_20_body" style:list-style-name="L32">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style:font-size-asian="10pt" style:font-size-complex="10pt"/>
    </style:style>
    <style:style style:name="P72"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11">
      <style:text-properties fo:font-size="10pt" style:font-size-asian="10pt" style:font-size-complex="10pt"/>
    </style:style>
    <style:style style:name="P77" style:family="paragraph" style:parent-style-name="Text_20_body" style:list-style-name="L23">
      <style:text-properties fo:font-size="10pt" style:font-size-asian="10pt" style:font-size-complex="10pt"/>
    </style:style>
    <style:style style:name="P78" style:family="paragraph" style:parent-style-name="Text_20_body" style:list-style-name="L24">
      <style:text-properties fo:font-size="10pt" style:font-size-asian="10pt" style:font-size-complex="10pt"/>
    </style:style>
    <style:style style:name="P79" style:family="paragraph" style:parent-style-name="Text_20_body" style:list-style-name="L25">
      <style:text-properties fo:font-size="10pt" style:font-size-asian="10pt" style:font-size-complex="10pt"/>
    </style:style>
    <style:style style:name="P80" style:family="paragraph" style:parent-style-name="Text_20_body" style:list-style-name="L29">
      <style:text-properties fo:font-size="10pt" style:font-size-asian="10pt" style:font-size-complex="10pt"/>
    </style:style>
    <style:style style:name="P81" style:family="paragraph" style:parent-style-name="Text_20_body" style:list-style-name="L30">
      <style:text-properties fo:font-size="10pt" style:font-size-asian="10pt" style:font-size-complex="10pt"/>
    </style:style>
    <style:style style:name="P82" style:family="paragraph" style:parent-style-name="Text_20_body" style:list-style-name="L31">
      <style:text-properties fo:font-size="10pt" style:font-size-asian="10pt" style:font-size-complex="10pt"/>
    </style:style>
    <style:style style:name="P83" style:family="paragraph" style:parent-style-name="Text_20_body" style:list-style-name="L26"/>
    <style:style style:name="P84" style:family="paragraph" style:parent-style-name="Text_20_body">
      <style:text-properties fo:font-size="11pt" fo:language="en" fo:country="US" style:font-size-asian="11pt" style:font-size-complex="11pt"/>
    </style:style>
    <style:style style:name="P85" style:family="paragraph">
      <style:paragraph-properties fo:text-align="center"/>
    </style:style>
    <style:style style:name="P8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10pt" fo:language="none" fo:country="none" style:font-size-asian="10pt" style:font-size-complex="10pt"/>
    </style:style>
    <style:style style:name="T14" style:family="text">
      <style:text-properties style:font-name="Arial" fo:font-size="14pt" fo:font-weight="bold" style:font-size-asian="14pt" style:font-weight-asian="bold" style:font-size-complex="14pt" style:font-weight-complex="bold"/>
    </style:style>
    <style:style style:name="T1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6"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3" text:anchor-type="paragraph" svg:x="1.265cm" svg:y="1.295cm" svg:width="13.732cm" svg:height="3.942cm" draw:z-index="17"><draw:image xlink:href="Pictures/10000000000002070000009519ACD67F.png" xlink:type="simple" xlink:show="embed" xlink:actuate="onLoad"/></draw:frame></text:p>
      <text:p text:style-name="P6"/>
      <text:p text:style-name="P6">EntityPlus Manual</text:p>
      <text:p text:style-name="P5">based on version 1.1.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Table of Contents</text:p>
          </text:index-title>
          <text:p text:style-name="P44">Introduction<text:tab/>4</text:p>
          <text:p text:style-name="P44">1 – Changes to the single player game<text:tab/>5</text:p>
          <text:p text:style-name="P45">1.1 – Player spawning and dying<text:tab/>5</text:p>
          <text:p text:style-name="P45">1.2 – Bots as enemies<text:tab/>5</text:p>
          <text:p text:style-name="P45">1.3 – Some other changes<text:tab/>6</text:p>
          <text:p text:style-name="P45">1.4 – Difficulty levels<text:tab/>6</text:p>
          <text:p text:style-name="P45">1.5 – Scoring<text:tab/>7</text:p>
          <text:p text:style-name="P44">2 – New entities<text:tab/>9</text:p>
          <text:p text:style-name="P45">2.1 – func_breakable<text:tab/>9</text:p>
          <text:p text:style-name="P45">2.2 – func_door_rotating<text:tab/>10</text:p>
          <text:p text:style-name="P45">2.3 – holdable_key_*<text:tab/>11</text:p>
          <text:p text:style-name="P45">2.4 – info_backpack<text:tab/>11</text:p>
          <text:p text:style-name="P45">2.5 – info_camera<text:tab/>12</text:p>
          <text:p text:style-name="P45">2.6 – info_waypoint<text:tab/>12</text:p>
          <text:p text:style-name="P45">2.7 – item_armor_vest<text:tab/>13</text:p>
          <text:p text:style-name="P45">2.8 – shooter_bfg<text:tab/>13</text:p>
          <text:p text:style-name="P45">2.9 – target_botremove<text:tab/>14</text:p>
          <text:p text:style-name="P45">2.10 – target_botspawn<text:tab/>14</text:p>
          <text:p text:style-name="P45">2.11 - target_cutscene<text:tab/>15</text:p>
          <text:p text:style-name="P45">2.12 – target_debrisemitter<text:tab/>16</text:p>
          <text:p text:style-name="P45">2.13 – target_earthquake<text:tab/>16</text:p>
          <text:p text:style-name="P45">2.14 – target_effect<text:tab/>17</text:p>
          <text:p text:style-name="P45">2.15 – target_finish<text:tab/>18</text:p>
          <text:p text:style-name="P45">2.16 – target_gravity<text:tab/>18</text:p>
          <text:p text:style-name="P45">2.17 – target_logic<text:tab/>18</text:p>
          <text:p text:style-name="P45">2.18 – target_mapchange<text:tab/>19</text:p>
          <text:p text:style-name="P45">2.19 – target_modify<text:tab/>19</text:p>
          <text:p text:style-name="P45">2.20 – target_music<text:tab/>19</text:p>
          <text:p text:style-name="P45">2.21 – target_objective<text:tab/>19</text:p>
          <text:p text:style-name="P45">2.22 – target_playerspeed<text:tab/>20</text:p>
          <text:p text:style-name="P45">2.23 – target_playerstats<text:tab/>20</text:p>
          <text:p text:style-name="P45">2.24 – target_script<text:tab/>20</text:p>
          <text:p text:style-name="P45">2.25 – target_skill<text:tab/>20</text:p>
          <text:p text:style-name="P45">2.26 – target_unlink<text:tab/>21</text:p>
          <text:p text:style-name="P45">2.27 – target_variable<text:tab/>21</text:p>
          <text:p text:style-name="P45">2.28 – trigger_death<text:tab/>21</text:p>
          <text:p text:style-name="P45">2.29 – trigger_frag<text:tab/>22</text:p>
          <text:p text:style-name="P45">2.30 – trigger_lock<text:tab/>22</text:p>
          <text:p text:style-name="P44">3 – Modified entities<text:tab/>23</text:p>
          <text:p text:style-name="P45">3.1 – worldspawn<text:tab/>23</text:p>
          <text:p text:style-name="P45">3.2 – func_bobbing<text:tab/>24</text:p>
          <text:p text:style-name="P45">3.3 – func_button<text:tab/>24</text:p>
          <text:p text:style-name="P45">3.4 – func_door<text:tab/>24</text:p>
          <text:p text:style-name="P45">3.5 – func_rotating<text:tab/>24</text:p>
          <text:p text:style-name="P45">3.6 – func_static<text:tab/>24</text:p>
          <text:p text:style-name="P45">3.7 – func_timer<text:tab/>24</text:p>
          <text:p text:style-name="P45">3.8 – func_train<text:tab/>25</text:p>
          <text:p text:style-name="P45">3.9 – holdable_teleporter<text:tab/>25</text:p>
          <text:p text:style-name="P45">3.10 – path_corner<text:tab/>25</text:p>
          <text:p text:style-name="P45">3.11 – shooter_*<text:tab/>25</text:p>
          <text:p text:style-name="P45">3.12 – target_delay<text:tab/>25</text:p>
          <text:p text:style-name="P45">3.13 – target_print<text:tab/>25</text:p>
          <text:p text:style-name="P45">3.14 – target_relay<text:tab/>26</text:p>
          <text:p text:style-name="P45">3.15 – target_remove_powerups<text:tab/>26</text:p>
          <text:p text:style-name="P45"><text:soft-page-break/>3.16 – target_speaker<text:tab/>26</text:p>
          <text:p text:style-name="P45">3.17 – trigger_hurt<text:tab/>26</text:p>
          <text:p text:style-name="P45">3.18 – Item pickup entities<text:tab/>26</text:p>
          <text:p text:style-name="P45">3.19 – Spawnpoints <text:tab/>26</text:p>
          <text:p text:style-name="P45">3.20 – targeting entities<text:tab/>27</text:p>
          <text:p text:style-name="P45">3.21 – Constant light on func_* entities<text:tab/>27</text:p>
          <text:p text:style-name="P44">4 – Miscellaneous info for level designers<text:tab/>29</text:p>
          <text:p text:style-name="P45">4.1 – Configuring GtkRadiant<text:tab/>29</text:p>
          <text:p text:style-name="P45">4.2 – Creating ladders<text:tab/>30</text:p>
          <text:p text:style-name="P45">4.3 – Fade-in<text:tab/>30</text:p>
          <text:p text:style-name="P45">4.4 – The effect of sv_maxclients<text:tab/>30</text:p>
          <text:p text:style-name="P45">4.5 – Creating an .arena file for your map<text:tab/>30</text:p>
          <text:p text:style-name="P45">4.6 – Using scripts with target_script<text:tab/>31</text:p>
          <text:p text:style-name="P44">5 – New cvars and console commands<text:tab/>32</text:p>
        </text:index-body>
      </text:table-of-content>
      <text:p text:style-name="Standard"/>
      <text:h text:style-name="P38"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9"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40"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6" svg:width="4.234cm" svg:height="3.271cm" svg:x="12.375cm" svg:y="-0.108cm"><draw:text-box><text:p text:style-name="P85"><text:span text:style-name="T14">“</text:span><text:span text:style-name="T14">Players respawn at the </text:span><text:span text:style-name="T15">nearest</text:span><text:span text:style-name="T16">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2"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1"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29523123" text:style-name="L1">
        <text:list-item>
          <text:p text:style-name="P46">Bots don't attack each other. They don't see each other as a target that should be attacked.</text:p>
        </text:list-item>
        <text:list-item>
          <text:p text:style-name="P46"><text:soft-page-break/>Bots can not accidentally hurt each other. They are invincible to each others weapon fire.</text:p>
        </text:list-item>
        <text:list-item>
          <text:p text:style-name="P46">A bot that dies is removed from the game. This means that a fight with a bot is a one-off thing. When the bot is dead, he stays dead.</text:p>
        </text:list-item>
        <text:list-item>
          <text:p text:style-name="P46">Bots don't drop any items when they die.</text:p>
        </text:list-item>
        <text:list-item>
          <text:p text:style-name="P46">Bots don't chat to keep up the illusion of them being single player style “monsters”.</text:p>
        </text:list-item>
        <text:list-item>
          <text:p text:style-name="P46">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29530476" text:style-name="L2">
        <text:list-item>
          <text:p text:style-name="P4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7">Removed other visual feedback such as the score plums when a frag is made and awards (such as humiliation, impressive and excellent)</text:p>
        </text:list-item>
        <text:list-item>
          <text:p text:style-name="P47"><draw:frame text:anchor-type="paragraph" draw:z-index="10" draw:style-name="gr2" draw:text-style-name="P86" svg:width="4.234cm" svg:height="3.271cm" svg:x="12.64cm" svg:y="0.025cm"><draw:text-box><text:p text:style-name="P85"><text:span text:style-name="T14">“</text:span><text:span text:style-name="T14">Items do not automatically respawn</text:span><text:span text:style-name="T16">”</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7">Items do not automatically respawn anymore. If you want an item to respawn, you should specify a wait key.</text:p>
        </text:list-item>
        <text:list-item>
          <text:p text:style-name="P4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7">The main and single player menus are completely redesigned.</text:p>
        </text:list-item>
        <text:list-item>
          <text:p text:style-name="P47">A new (minimalistic) loading screen is introduced, which no longer shows which items are being loaded so it doesn't spoil the contents of the level.</text:p>
        </text:list-item>
        <text:list-item>
          <text:p text:style-name="P47">Ammo limits are no longer set at 200 which means the player can carry a maximum of 999 ammo for all weapons.</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text:soft-page-break/>3 (Medium): bots deal 25% of the original damage.</text:p>
      <text:p text:style-name="P22">4 (Hard): bots deal 35% of the original damage.</text:p>
      <text:p text:style-name="P22">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secrets found, skill or in-level entities that add score.</text:p>
      <text:p text:style-name="P24">Carnage score:</text:p>
      <text:p text:style-name="P22">Every time the player kills an enemy, the amount of health that enemy spawned with is added to the carnage score of the player. Also, when the player hits a target_score entity, the score of this entity is added to the carnage score.</text:p>
      <text:p text:style-name="P24">Accuracy bonus:</text:p>
      <text:p text:style-name="P25">The accuracy bonus is a bonus score that is based on the player's carnage score and the aim accuracy of the player in that level. The accuracy itself is expressed as a percentage from 0% (none of the shots were hits) to 100% (every shot hit an enemy or breakable object).</text:p>
      <text:p text:style-name="P25">To calculate the accuracy bonus, the game takes 50% of the carnage score and takes a <text:soft-page-break/>percentage from that equal to the accuracy percentage. </text:p>
      <text:p text:style-name="P25">This basically means that if a player has a carnage score of 1500 points and he has an accuracy of 60%, then the accuracy bonus will be worth 450 points (1500 / 2 * 60%).</text:p>
      <text:p text:style-name="P24">Skill bonus:</text:p>
      <text:p text:style-name="P25">The current skill level the player is playing at results in a bonus as well. This bonus is a percentage of the carnage score of the player. Playing at a higher skill level increases the percentage of the bonus:</text:p>
      <text:p text:style-name="P25">Beginner (easiest) : 0%</text:p>
      <text:p text:style-name="P25">Easy : 5%</text:p>
      <text:p text:style-name="P25">Medium: 10%</text:p>
      <text:p text:style-name="P25">Hard: 15%</text:p>
      <text:p text:style-name="P25">Nightmare (hardest): 20%</text:p>
      <text:p text:style-name="P24">Secrets bonus:</text:p>
      <text:p text:style-name="P25">A level designer can hide secret areas in his map. Such an area can be marked with a trigger and a target_secret entity. When the target_secret entity is activated, the secret is found and the player receives a secrets bonus. This secrets bonus equals 5% of the player's carnage score for each secret found. So if a player has a carnage score of 1200 and three secrets are found, the secrets bonus will be equal to 180.</text:p>
      <text:p text:style-name="P24">Deaths penalty:</text:p>
      <text:p text:style-name="P25">Dying will cause the player to incur a “death penalty” at the end of the map. This death penalty will be 5% of the player's carnage score for each time that the player died. So if the player has a carnage score of 1000 and he died twice, his death penalty will be 100 points.</text:p>
      <text:p text:style-name="P24">Total score:</text:p>
      <text:p text:style-name="P25">The total score of a player is equal to the carnage score + accuracy bonus + skill bonus + secrets bonus + deaths penalty.</text:p>
      <text:p text:style-name="P25"/>
      <text:h text:style-name="P38"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DEBRIS_LIGHT.</text:p>
      <text:p text:style-name="P22">func_breakable entities can damage other func_breakable entities when the dmg key is set. However, when a func_breakable receives enough damage from another func_breakable so that it'll break, the breaking happens with a slight delay. <text:s/>The radius in which a func_breakable deals damage can be set with the radius key. The default radius of 120 is equal to the radius of an exploding rocket.</text:p>
      <text:p text:style-name="P22"/>
      <text:p text:style-name="P26">Keys:</text:p>
      <text:list xml:id="list29504570" text:style-name="L3">
        <text:list-item>
          <text:p text:style-name="P49">health : The entire entity is removed once this amount of damages has been inflicted to it.</text:p>
        </text:list-item>
        <text:list-item>
          <text:p text:style-name="P49">count : The entity will spew out this number of chunks of debris when it's broken (default = 0).</text:p>
        </text:list-item>
        <text:list-item>
          <text:p text:style-name="P49">target : Targetted entity will be triggered once the func_breakable is destroyed.</text:p>
        </text:list-item>
        <text:list-item>
          <text:p text:style-name="P49">dmg : Amount of splashdamage the func_breakable will deal when it is removed (default = 0).</text:p>
        </text:list-item>
        <text:list-item>
          <text:p text:style-name="P49">radius : The radius in which the splashdamage is dealt (default = 120).</text:p>
        </text:list-item>
        <text:list-item>
          <text:p text:style-name="P49">breaksound : Sound to play when it's broken (by default, no sound will be played)</text:p>
        </text:list-item>
        <text:list-item>
          <text:p text:style-name="P49">target : Targetted entity will be triggered once the func_breakable is destroyed.</text:p>
        </text:list-item>
        <text:list-item>
          <text:p text:style-name="P49">target2 : Targetted entity will be triggered once the func_breakable is destroyed.</text:p>
        </text:list-item>
        <text:list-item>
          <text:p text:style-name="P49">targetname : activating entity points to this.</text:p>
        </text:list-item>
        <text:list-item>
          <text:p text:style-name="P49">targetname2 : activating entity points to this.</text:p>
        </text:list-item>
      </text:list>
      <text:p text:style-name="P22"/>
      <text:p text:style-name="P26">Spawnflags:</text:p>
      <text:list xml:id="list29509350" text:style-name="L4">
        <text:list-item>
          <text:p text:style-name="P50">DEBRIS_LIGHT : Emit light colored pieces of concrete debris.</text:p>
        </text:list-item>
        <text:list-item>
          <text:p text:style-name="P50">DEBRIS_DARK : Emit dark colored pieces of concrete debris.</text:p>
        </text:list-item>
        <text:list-item>
          <text:p text:style-name="P50">DEBRIS_LIGHT_LARGE : Emit large light colored pieces of concrete debris.</text:p>
        </text:list-item>
        <text:list-item>
          <text:p text:style-name="P50">DEBRIS_DARK_LARGE: Emit large dark colored pieces of concrete debris.</text:p>
        </text:list-item>
        <text:list-item>
          <text:p text:style-name="P50">DEBRIS_WOOD : Emit pieces of wooden debris.</text:p>
        </text:list-item>
        <text:list-item>
          <text:p text:style-name="P50">DEBRIS_FLESH : Emit gibs.</text:p>
        </text:list-item>
        <text:list-item>
          <text:p text:style-name="P50">DEBRIS_GLASS : Emit shards of glass.</text:p>
        </text:list-item>
        <text:list-item>
          <text:p text:style-name="P50">DEBRIS_STONE : Emit chunks of stone.</text:p>
        </text:list-item>
        <text:list-item>
          <text:p text:style-name="P50">NO_PLAYER : The player cannot damage the func_breakable.</text:p>
        </text:list-item>
        <text:list-item>
          <text:p text:style-name="P50">NO_BOTS : Bots cannot damage the func_breakable.</text:p>
        </text:list-item>
        <text:list-item>
          <text:p text:style-name="P50">NO_SHOOTER : Shooter entities cannot damage the func_breakable.</text:p>
        </text:list-item>
      </text:list>
      <text:h text:style-name="Heading_20_2" text:outline-level="2"><text:soft-page-break/>2.2 – func_door_rotating</text:h>
      <text:p text:style-name="P31">This is a door that rotates instead of slides when it is activated.</text:p>
      <text:p text:style-name="P26">Keys:</text:p>
      <text:list xml:id="list29524961" text:style-name="L5">
        <text:list-item>
          <text:p text:style-name="P51">distance : determines how many degrees the door will rotate (default 90).</text:p>
        </text:list-item>
        <text:list-item>
          <text:p text:style-name="P51">speed : determines how fast the door moves (degrees/second).</text:p>
        </text:list-item>
        <text:list-item>
          <text:p text:style-name="P51">wait : number of seconds before door returns (default 2, -1 = return immediately, -2 return only when triggered again)</text:p>
        </text:list-item>
        <text:list-item>
          <text:p text:style-name="P51">targetname : if set, a func_button or trigger is required to activate the door.</text:p>
        </text:list-item>
        <text:list-item>
          <text:p text:style-name="P51">targetname2 : if set, a func_button or trigger is required to activate the door.</text:p>
        </text:list-item>
        <text:list-item>
          <text:p text:style-name="P51">dmg : damage to inflict on player when he blocks operation of door (default 2). Door will reverse direction when blocked unless CRUSHER spawnflag is set.</text:p>
        </text:list-item>
        <text:list-item>
          <text:p text:style-name="P51">health : (default 0) if set to any non-zero value, the button must take damage (any amount) to activate.</text:p>
        </text:list-item>
        <text:list-item>
          <text:p text:style-name="P51">team : assign the same team name to multiple doors that should operate together (see Notes).</text:p>
        </text:list-item>
        <text:list-item>
          <text:p text:style-name="P51">startsound : if set, overrides the sound to play when the door starts moving.</text:p>
        </text:list-item>
        <text:list-item>
          <text:p text:style-name="P51">endsound : if set, overrides the sound to play when the door has stopped moving.</text:p>
        </text:list-item>
        <text:list-item>
          <text:p text:style-name="P51">nobots : bots cannot activate this door.</text:p>
        </text:list-item>
        <text:list-item>
          <text:p text:style-name="P51">nohumans : human player cannot activate this door.</text:p>
        </text:list-item>
        <text:list-item>
          <text:p text:style-name="P51">light : constantLight radius of .md3 model included with entity. Has no effect on the entity's brushes (default 0).</text:p>
        </text:list-item>
        <text:list-item>
          <text:p text:style-name="P51">color : constantLight color of .md3 model included with entity. Has no effect on the entity's brushes (default 1 1 1).</text:p>
        </text:list-item>
        <text:list-item>
          <text:p text:style-name="P51">model2 : path/name of model to include (eg: models/mapobjects/pipe/pipe02.md3).</text:p>
        </text:list-item>
        <text:list-item>
          <text:p text:style-name="P51">origin : alternate method of setting XYZ origin of .md3 model included with entity (See Notes).</text:p>
        </text:list-item>
      </text:list>
      <text:p text:style-name="P26">Spawnflags:</text:p>
      <text:list xml:id="list29512559" text:style-name="L6">
        <text:list-item>
          <text:p text:style-name="P52">START_OPEN : the door will spawn in the open state and operate in reverse.</text:p>
        </text:list-item>
        <text:list-item>
          <text:p text:style-name="P52">CRUSHER : door will not reverse direction when blocked and will keep damaging player until he dies or gets out of the way.</text:p>
        </text:list-item>
        <text:list-item>
          <text:p text:style-name="P52">REVERSE : opens the door in the other direction.</text:p>
        </text:list-item>
        <text:list-item>
          <text:p text:style-name="P52">X_AXIS : open on the x axis instead of the x axis</text:p>
        </text:list-item>
        <text:list-item>
          <text:p text:style-name="P52">Y_AXIS : open on the y axis instead of the x axis</text:p>
        </text:list-item>
      </text:list>
      <text:p text:style-name="P31"/>
      <text:p text:style-name="P31"/>
      <text:p text:style-name="P31"/>
      <text:p text:style-name="P31"/>
      <text:p text:style-name="P31"/>
      <text:p text:style-name="P31"/>
      <text:p text:style-name="P31"/>
      <text:p text:style-name="P31"/>
      <text:p text:style-name="P31"/>
      <text:h text:style-name="P40" text:outline-level="2"><draw:frame draw:style-name="fr3" draw:name="graphics2" text:anchor-type="paragraph" svg:x="13.157cm" svg:y="0.355cm" svg:width="3.413cm" svg:height="3.784cm" draw:z-index="3"><draw:image xlink:href="Pictures/10000000000000810000008F6060813E.png" xlink:type="simple" xlink:show="embed" xlink:actuate="onLoad"/></draw:frame><text:soft-page-break/>2.3 – holdable_key_*</text:h>
      <text:p text:style-name="P22"><draw:frame draw:style-name="fr3" draw:name="graphics4" text:anchor-type="paragraph" svg:x="10.379cm" svg:y="1.154cm" svg:width="3.069cm" svg:height="3.281cm" draw:z-index="5"><draw:image xlink:href="Pictures/10000000000000740000007C1B210811.png" xlink:type="simple" xlink:show="embed" xlink:actuate="onLoad"/></draw:frame>There are a number of new entities whose names begin with “holdable_key_”. These entities act as keys that the player can pick up. There are eight different keys in total. These are:</text:p>
      <text:list xml:id="list29516022" text:style-name="L7">
        <text:list-item>
          <text:p text:style-name="P48"><draw:rect text:anchor-type="paragraph" draw:z-index="0" draw:style-name="gr1" draw:text-style-name="P85" svg:width="6.959cm" svg:height="9.579cm" svg:x="9.862cm" svg:y="0.09cm"><text:p/></draw:rect>holdable_key_blue</text:p>
        </text:list-item>
        <text:list-item>
          <text:p text:style-name="P48">holdable_key_green</text:p>
        </text:list-item>
        <text:list-item>
          <text:p text:style-name="P48"><draw:frame draw:style-name="fr3" draw:name="graphics5" text:anchor-type="paragraph" svg:x="14.582cm" svg:y="-0.101cm" svg:width="2.381cm" svg:height="3.281cm" draw:z-index="6"><draw:image xlink:href="Pictures/100000000000005A0000007C72EE3870.png" xlink:type="simple" xlink:show="embed" xlink:actuate="onLoad"/></draw:frame>holdable_key_red</text:p>
        </text:list-item>
        <text:list-item>
          <text:p text:style-name="P48"><draw:frame draw:style-name="fr3" draw:name="graphics3" text:anchor-type="paragraph" svg:x="12.494cm" svg:y="-0.055cm" svg:width="2.275cm" svg:height="3.572cm" draw:z-index="4"><draw:image xlink:href="Pictures/100000000000005600000087C8AE3E2F.png" xlink:type="simple" xlink:show="embed" xlink:actuate="onLoad"/></draw:frame>holdable_key_yellow</text:p>
        </text:list-item>
        <text:list-item>
          <text:p text:style-name="P48">holdable_key_iron</text:p>
        </text:list-item>
        <text:list-item>
          <text:p text:style-name="P48">holdable_key_silver</text:p>
        </text:list-item>
        <text:list-item>
          <text:p text:style-name="P48">holdable_key_gold</text:p>
        </text:list-item>
        <text:list-item>
          <text:p text:style-name="P48">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29512902" text:style-name="L8">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
      <text:p text:style-name="P26"/>
      <text:p text:style-name="P26">Spawnflags:</text:p>
      <text:list xml:id="list29631575" text:continue-list="list29509350" text:style-name="L4">
        <text:list-item>
          <text:p text:style-name="P50">SUSPENDED : item will spawn where it was placed in map and won't drop to the floor.</text:p>
        </text:list-item>
      </text:list>
      <text:p text:style-name="P22"/>
      <text:h text:style-name="Heading_20_2" text:outline-level="2">2.4 – info_backpack</text:h>
      <text:p text:style-name="P22"><draw:frame draw:style-name="fr4"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text:soft-page-break/>“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It is possible to write camera debug info to the console when a map is loaded. See the description for the g_debugCameras cvar in the cvars section of this document.</text:p>
      <text:p text:style-name="P26">Keys:</text:p>
      <text:list xml:id="list29503841" text:style-name="L9">
        <text:list-item>
          <text:p text:style-name="P54">targetname : activating entity points to this.</text:p>
        </text:list-item>
        <text:list-item>
          <text:p text:style-name="P54">targetname2 : activating entity points to this.</text:p>
        </text:list-item>
        <text:list-item>
          <text:p text:style-name="P54">target : this points to the next camera to jump to in the cutscene.</text:p>
        </text:list-item>
        <text:list-item>
          <text:p text:style-name="P54">target2 : this points to an info_notnull or target_position entity to aim the view of the camera.</text:p>
        </text:list-item>
        <text:list-item>
          <text:p text:style-name="P54">fov : zoom fov for this camera.</text:p>
        </text:list-item>
        <text:list-item>
          <text:p text:style-name="P54">wait : number of seconds this camera will hold the view (default 1).</text:p>
        </text:list-item>
        <text:list-item>
          <text:p text:style-name="P54">angles: alternate "pitch, yaw, roll" angles method of aiming cutscene camera (default 0 0 0).</text:p>
        </text:list-item>
      </text:list>
      <text:p text:style-name="P26">Spawnflags:</text:p>
      <text:list xml:id="list29527009" text:style-name="L10">
        <text:list-item>
          <text:p text:style-name="P5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text:soft-page-break/>Keys:</text:p>
      <text:list xml:id="list29532712" text:style-name="L11">
        <text:list-item>
          <text:p text:style-name="P76">target : point at another info_waypoint to chain waypoints together</text:p>
        </text:list-item>
        <text:list-item>
          <text:p text:style-name="P76">targetname : target another info_waypoint or a target_botspawn entity at this to make a bot move to this waypoint after reaching the previous waypoint or spawning.</text:p>
        </text:list-item>
        <text:list-item>
          <text:p text:style-name="P76">wait : number of seconds bot will wait at waypoint before moving on. -1 will make the bot wait indefinitely. When attacked, the bot will still break free and return fire (default 0).</text:p>
        </text:list-item>
      </text:list>
      <text:p text:style-name="P28"/>
      <text:h text:style-name="P40" text:outline-level="2">2.7 – item_armor_vest</text:h>
      <text:p text:style-name="P22"><draw:frame draw:style-name="fr3"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29510129" text:style-name="L12">
        <text:list-item>
          <text:p text:style-name="P56">wait : time in seconds before item respawns after being picked up (default 25, -1 = never respawn).</text:p>
        </text:list-item>
        <text:list-item>
          <text:p text:style-name="P56">random : random time variance in seconds added or subtracted from "wait" delay (default 0 - see Notes).</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6"/>
      <text:p text:style-name="P26">Spawnflags:</text:p>
      <text:list xml:id="list29626562" text:continue-list="list29631575" text:style-name="L4">
        <text:list-item>
          <text:p text:style-name="P50">SUSPENDED : item will spawn where it was placed in map and won't drop to the floor.</text:p>
        </text:list-item>
      </text:list>
      <text:h text:style-name="P40"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29507308" text:style-name="L13">
        <text:list-item>
          <text:p text:style-name="P57">angles: this sets the pitch and yaw aiming angles of shooter (default 0 0). The roll angle does not apply.</text:p>
        </text:list-item>
        <text:list-item>
          <text:p text:style-name="P57">targetname : activating trigger points to this.</text:p>
        </text:list-item>
        <text:list-item>
          <text:p text:style-name="P57">target : this points to a target_position entity for aiming the bfg shots.</text:p>
        </text:list-item>
        <text:list-item>
          <text:p text:style-name="P57">random : random aiming variance in degrees from the straight line to the targeted entity (default 0 - see Notes).</text:p>
        </text:list-item>
        <text:list-item>
          <text:p text:style-name="P57">dmg: amount of damage a bfg projectile will deal (default 100).</text:p>
        </text:list-item>
      </text:list>
      <text:p text:style-name="P26"/>
      <text:p text:style-name="P26">Spawnflags:</text:p>
      <text:list xml:id="list29513314" text:style-name="L14">
        <text:list-item>
          <text:p text:style-name="P58">TARGET_PLAYER : The shooter will always aim directly at the player.</text:p>
        </text:list-item>
        <text:list-item>
          <text:p text:style-name="P58">NO_BOTS : The shooter will not harm bots</text:p>
        </text:list-item>
        <text:list-item>
          <text:p text:style-name="P58">NO_HUMANS : The shooter will not harm the player.</text:p>
        </text:list-item>
      </text:list>
      <text:h text:style-name="Heading_20_2" text:outline-level="2"><text:soft-page-break/>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29506170" text:style-name="L15">
        <text:list-item>
          <text:p text:style-name="P59">target : this points to a target_botspawn entity from which all bots should be removed from the game.</text:p>
        </text:list-item>
        <text:list-item>
          <text:p text:style-name="P59">target2 : this points to a target_botspawn entity from which all bots should be removed from the game.</text:p>
        </text:list-item>
        <text:list-item>
          <text:p text:style-name="P59">targetname : activating entity points to this.</text:p>
        </text:list-item>
        <text:list-item>
          <text:p text:style-name="P59">targetname2 : activating entity points to this.</text:p>
        </text:list-item>
      </text:list>
      <text:p text:style-name="P26">Spawnflags</text:p>
      <text:list xml:id="list29533625" text:style-name="L16">
        <text:list-item>
          <text:p text:style-name="P60">LETHAL_INJECTION : Instead of being removed from the game immediately, the bot will die.</text:p>
        </text:list-item>
        <text:list-item>
          <text:p text:style-name="P60">SPONTANEOUS_COMBUSTION : Instead of being removed from the game immediately, the bot will explode in a shower of gibs.</text:p>
        </text:list-item>
      </text:list>
      <text:h text:style-name="P40"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6" svg:width="4.234cm" svg:height="3.271cm" svg:x="12.534cm" svg:y="-0.108cm"><draw:text-box><text:p text:style-name="P85"><text:span text:style-name="T14">“</text:span><text:span text:style-name="T16">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text:soft-page-break/>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29530269" text:style-name="L17">
        <text:list-item>
          <text:p text:style-name="P61">angle : direction in which bot will look when spawning in the game.</text:p>
        </text:list-item>
        <text:list-item>
          <text:p text:style-name="P61">clientname : the name of the bot to spawn. When omitted it defaults to Sarge.</text:p>
        </text:list-item>
        <text:list-item>
          <text:p text:style-name="P61">health : the amount of health the bot will have when it spawns into the game.</text:p>
        </text:list-item>
        <text:list-item>
          <text:p text:style-name="P61">skill : sets the relative skill level of the bot (default = 0).</text:p>
        </text:list-item>
        <text:list-item>
          <text:p text:style-name="P61">target : this points to entities to activate when this entity is triggered.</text:p>
        </text:list-item>
        <text:list-item>
          <text:p text:style-name="P61">targetname : activating trigger points to this.</text:p>
        </text:list-item>
        <text:list-item>
          <text:p text:style-name="P61">deathtarget: this points to entities to activate when a bot spawned by the target_botspawn dies.</text:p>
        </text:list-item>
      </text:list>
      <text:p text:style-name="P26"/>
      <text:p text:style-name="P26">Spawnflags:<text:line-break/></text:p>
      <text:list xml:id="list29520004" text:style-name="L18">
        <text:list-item>
          <text:p text:style-name="P62">WP_GAUNTLET: The bot spawns into the game with a Gauntlet.</text:p>
        </text:list-item>
        <text:list-item>
          <text:p text:style-name="P62">WP_MACHINEGUN : The bot spawns into the game with a Machinegun.</text:p>
        </text:list-item>
        <text:list-item>
          <text:p text:style-name="P62">WP_SHOTGUN : The bot spawns into the game with a Shotgun.</text:p>
        </text:list-item>
        <text:list-item>
          <text:p text:style-name="P62">WP_GRENADE_LAUNCHER : The bot spawns into the game with a Grenade Launcher.</text:p>
        </text:list-item>
        <text:list-item>
          <text:p text:style-name="P62">WP_ROCKET_LAUNCHER : The bot spawns into the game with a Rocket Launcher.</text:p>
        </text:list-item>
        <text:list-item>
          <text:p text:style-name="P62">WP_LIGHTNING : The bot spawns into the game with a Lightninggun.</text:p>
        </text:list-item>
        <text:list-item>
          <text:p text:style-name="P62">WP_RAILGUN : The bot spawns into the game with a Railgun.</text:p>
        </text:list-item>
        <text:list-item>
          <text:p text:style-name="P62">WP_PLASMAGUN : The bot spawns into the game with a Plasmagun.</text:p>
        </text:list-item>
        <text:list-item>
          <text:p text:style-name="P62">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31">Because of a serious problem with running cutscenes while g_synchronousClients is enabled (the game will crash), the game will automatically disable g_synchronousClients while an in-game cutscene is played. This means that playback of the cutscene in a recorded demo is slightly less smooth than normal gameplay. The g_allowSyncCutscene cvar may be used to override this <text:soft-page-break/>behavior, but it is not recommended.<text:span text:style-name="T13"> </text:span></text:p>
      <text:p text:style-name="P26">Keys:</text:p>
      <text:list xml:id="list29535191" text:style-name="L19">
        <text:list-item>
          <text:p text:style-name="P63">target : this points to an info_camera entity to which the camera view should go.</text:p>
        </text:list-item>
        <text:list-item>
          <text:p text:style-name="P63">target2 : this points to an info_camera entity to which the camera view should go.</text:p>
        </text:list-item>
        <text:list-item>
          <text:p text:style-name="P63">targetname : activating entity points to this.</text:p>
        </text:list-item>
        <text:list-item>
          <text:p text:style-name="P63">targetname2 : activating entity points to this.</text:p>
        </text:list-item>
      </text:list>
      <text:p text:style-name="P26">Spawnflags</text:p>
      <text:list xml:id="list29520570" text:style-name="L20">
        <text:list-item>
          <text:p text:style-name="P64">HALT_AI : Freezes all enemies in place while the cutscene is running.</text:p>
        </text:list-item>
      </text:list>
      <text:p text:style-name="P26"/>
      <text:h text:style-name="P40" text:outline-level="2"><draw:frame draw:style-name="fr5"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29535671" text:style-name="L21">
        <text:list-item>
          <text:p text:style-name="P65">targetname : activating trigger points to this.</text:p>
        </text:list-item>
        <text:list-item>
          <text:p text:style-name="P65">count : The number of debris pieces to emit (default = 10).</text:p>
        </text:list-item>
      </text:list>
      <text:p text:style-name="P26">Spawnflags:</text:p>
      <text:list xml:id="list29531969" text:style-name="L22">
        <text:list-item>
          <text:p text:style-name="P66">DEBRIS_LIGHT : Emit light colored pieces of concrete debris.</text:p>
        </text:list-item>
        <text:list-item>
          <text:p text:style-name="P66">DEBRIS_DARK : Emit dark colored pieces of concrete debris.</text:p>
        </text:list-item>
        <text:list-item>
          <text:p text:style-name="P66">DEBRIS_LIGHT_LARGE : Emit large light colored pieces of concrete debris.</text:p>
        </text:list-item>
        <text:list-item>
          <text:p text:style-name="P66">DEBRIS_DARK_LARGE: Emit large dark colored pieces of concrete debris.</text:p>
        </text:list-item>
        <text:list-item>
          <text:p text:style-name="P66">DEBRIS_WOOD : Emit pieces of wooden debris.</text:p>
        </text:list-item>
        <text:list-item>
          <text:p text:style-name="P66">DEBRIS_FLESH : Emit gibs.</text:p>
        </text:list-item>
        <text:list-item>
          <text:p text:style-name="P66">DEBRIS_GLASS : Emit shards of glass.</text:p>
        </text:list-item>
        <text:list-item>
          <text:p text:style-name="P66">DEBRIS_STONE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29535957" text:style-name="L23">
        <text:list-item>
          <text:p text:style-name="P77">targetname : activating trigger points to this.</text:p>
        </text:list-item>
        <text:list-item>
          <text:p text:style-name="P77">length : duration of the earthquake in seconds (2 - 32)</text:p>
        </text:list-item>
        <text:list-item>
          <text:p text:style-name="P77">intensity : intensity of the earthquake (1 - 16)</text:p>
        </text:list-item>
      </text:list>
      <text:p text:style-name="P28"/>
      <text:h text:style-name="Heading_20_2" text:outline-level="2"><text:soft-page-break/>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6"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9">The FADE effect is used to create a screen fade effect. A start color and end color (including transparency) and a duration can be defined. The fade effect will be drawn layered on top of any overlays but under the HUD layer.</text:p>
      <text:p text:style-name="P28"/>
      <text:p text:style-name="P28">Keys:</text:p>
      <text:list xml:id="list29503601" text:style-name="L24">
        <text:list-item>
          <text:p text:style-name="P78">targetname : activating trigger points to this.</text:p>
        </text:list-item>
        <text:list-item>
          <text:p text:style-name="P78">color : color of the particles for particle effect (default 1.0 1.0 1.0).</text:p>
        </text:list-item>
        <text:list-item>
          <text:p text:style-name="P78">count : number of particles for particle effect (0 - 255, default 100).</text:p>
        </text:list-item>
        <text:list-item>
          <text:p text:style-name="P78">speed : speed of the particles (default 100).</text:p>
        </text:list-item>
        <text:list-item>
          <text:p text:style-name="P78">overlay : specifies an image to overlay over the screen. Leave empty to remove existing overlay.</text:p>
        </text:list-item>
        <text:list-item>
          <text:p text:style-name="P78">startcolor : specifies the rgba value of the starting color of a fade (default 0.0 0.0 0.0 0.0).</text:p>
        </text:list-item>
        <text:list-item>
          <text:p text:style-name="P78">endcolor : specifies the rgba value of the ending color of a fade (default 0.0 0.0 0.0 1.0).</text:p>
        </text:list-item>
        <text:list-item>
          <text:p text:style-name="P78">wait : specifies the amount of time it takes to fade from the start color to the end color.</text:p>
        </text:list-item>
      </text:list>
      <text:p text:style-name="P28">Spawnflags</text:p>
      <text:list xml:id="list29508549" text:style-name="L25">
        <text:list-item>
          <text:p text:style-name="P79">EXPLOSION : Shows an explosion when activated.</text:p>
        </text:list-item>
        <text:list-item>
          <text:p text:style-name="P79">PARTICLES_GRAVITY : Generates particles that are affected by gravity.</text:p>
        </text:list-item>
        <text:list-item>
          <text:p text:style-name="P79">PARTICLES_LINEAR : Generates particles that are not affected by gravity.</text:p>
        </text:list-item>
        <text:list-item>
          <text:p text:style-name="P79">PARTICLES_LINEAR_UP : Generates particles that are not affected by gravity that only move upwards.</text:p>
        </text:list-item>
        <text:list-item>
          <text:p text:style-name="P79">PARTICLES_LINEAR_DOWN : Generates particles that are not affected by gravity that only move downwards.</text:p>
        </text:list-item>
        <text:list-item>
          <text:p text:style-name="P79">OVERLAY : Applies the specified overlay to the screen.</text:p>
        </text:list-item>
        <text:list-item>
          <text:p text:style-name="P79">FADE : The screen will fade from the specified start color to the specified end color.</text:p>
        </text:list-item>
      </text:list>
      <text:p text:style-name="P28"/>
      <text:h text:style-name="Heading_20_2" text:outline-level="2"><text:soft-page-break/>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29525449" text:style-name="L26">
        <text:list-item>
          <text:p text:style-name="P83">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29507191" text:style-name="L27">
        <text:list-item>
          <text:p text:style-name="P67">count : amount of gravity to apply (defaults to the value set to g_gravity).</text:p>
        </text:list-item>
        <text:list-item>
          <text:p text:style-name="P67">targetname : activating trigger points to this.</text:p>
        </text:list-item>
      </text:list>
      <text:p text:style-name="P26"/>
      <text:p text:style-name="P26">Spawnflags:</text:p>
      <text:list xml:id="list29524015" text:style-name="L28">
        <text:list-item>
          <text:p text:style-name="P68">GLOBAL : all players are affected instead of only the activator.</text:p>
        </text:list-item>
      </text:list>
      <text:h text:style-name="P40"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29634034" text:continue-list="list29503601" text:style-name="L24">
        <text:list-item>
          <text:p text:style-name="P78">targetname : activating trigger points to this.</text:p>
        </text:list-item>
        <text:list-item>
          <text:p text:style-name="P69">target : this points to entities to activate when this entity is triggered.</text:p>
        </text:list-item>
      </text:list>
      <text:p text:style-name="P13"/>
      <text:p text:style-name="P13">Spawnflags:</text:p>
      <text:list xml:id="list29613051" text:continue-numbering="true" text:style-name="L24">
        <text:list-item>
          <text:p text:style-name="P69">RANDOM : only one of the targeted entities will be triggered at random.</text:p>
        </text:list-item>
        <text:list-item>
          <text:p text:style-name="P69">STAY_ON : a trigger will remain triggered until the target_logic is reset.</text:p>
        </text:list-item>
      </text:list>
      <text:p text:style-name="P10"/>
      <text:h text:style-name="P40" text:outline-level="2"><text:soft-page-break/>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29621057" text:continue-numbering="true" text:style-name="L24">
        <text:list-item>
          <text:p text:style-name="P69">mapname : The map to load. When omitted, the current map will be restarted.</text:p>
        </text:list-item>
        <text:list-item>
          <text:p text:style-name="P6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29635459" text:continue-numbering="true" text:style-name="L24">
        <text:list-item>
          <text:p text:style-name="P69">target : this points to entities to modify when this entity is triggered.</text:p>
        </text:list-item>
        <text:list-item>
          <text:p text:style-name="P69">targetname : activating trigger points to this.</text:p>
        </text:list-item>
        <text:list-item>
          <text:p text:style-name="P69">key : the key to modify on the target entity.</text:p>
        </text:list-item>
        <text:list-item>
          <text:p text:style-name="P6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29523946" text:style-name="L29">
        <text:list-item>
          <text:p text:style-name="P80">targetname : activating entity points to this.</text:p>
        </text:list-item>
        <text:list-item>
          <text:p text:style-name="P80">targetname2 : activating entity points to this.</text:p>
        </text:list-item>
        <text:list-item>
          <text:p text:style-name="P80">music : path/name of looping .wav file used for level's music (eg. music/sonic5.wav).</text:p>
        </text:list-item>
      </text:list>
      <text:h text:style-name="P40" text:outline-level="2">2.21 – target_objective</text:h>
      <text:p text:style-name="P10">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29610483" text:continue-list="list29635459" text:style-name="L24">
        <text:list-item>
          <text:p text:style-name="P69">targetname : activating trigger points to this.</text:p>
        </text:list-item>
        <text:list-item>
          <text:p text:style-name="P69">message : the objective text.</text:p>
        </text:list-item>
      </text:list>
      <text:p text:style-name="P13"><text:soft-page-break/></text:p>
      <text:p text:style-name="P13">Spawnflags:</text:p>
      <text:list xml:id="list29607094" text:continue-numbering="true" text:style-name="L24">
        <text:list-item>
          <text:p text:style-name="P69">SECONDARY : The secondary objective is set instead of the primary objective.</text:p>
        </text:list-item>
        <text:list-item>
          <text:p text:style-name="P69">SILENT : When set, the player will not be notified that the objectives are updated.</text:p>
        </text:list-item>
      </text:list>
      <text:h text:style-name="P40"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29611818" text:continue-numbering="true" text:style-name="L24">
        <text:list-item>
          <text:p text:style-name="P69">speed : the movement speed to apply to the player(s).</text:p>
        </text:list-item>
        <text:list-item>
          <text:p text:style-name="P6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29514115" text:style-name="L30">
        <text:list-item>
          <text:p text:style-name="P81">health : the amount of health to give the player</text:p>
        </text:list-item>
        <text:list-item>
          <text:p text:style-name="P81">armor : the amount of armor to give the player</text:p>
        </text:list-item>
        <text:list-item>
          <text:p text:style-name="P81">targetname : the activating trigger points to this.</text:p>
        </text:list-item>
        <text:list-item>
          <text:p text:style-name="P81">targetname2 : the activating trigger points to this.</text:p>
        </text:list-item>
      </text:list>
      <text:p text:style-name="P28"><text:line-break/>Spawnflags:</text:p>
      <text:list xml:id="list29527063" text:style-name="L31">
        <text:list-item>
          <text:p text:style-name="P82">ONLY_WHEN_LOWER : Only sets the player's health/armor if it is lower than the specified amount of health/armor.</text:p>
        </text:list-item>
        <text:list-item>
          <text:p text:style-name="P82">NO_HEALTH : The player's health is never set by this entity.</text:p>
        </text:list-item>
        <text:list-item>
          <text:p text:style-name="P8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 4.6 for additional info on executing scripts.</text:p>
      <text:p text:style-name="P13"><text:line-break/>Keys:</text:p>
      <text:list xml:id="list29630659" text:continue-list="list29611818" text:style-name="L24">
        <text:list-item>
          <text:p text:style-name="P69">targetname : ativating entity points to this.</text:p>
        </text:list-item>
        <text:list-item>
          <text:p text:style-name="P69">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
      <text:p text:style-name="P15">Keys:</text:p>
      <text:list xml:id="list29605258" text:continue-numbering="true" text:style-name="L24">
        <text:list-item>
          <text:p text:style-name="P69">targetname : activating entity points to this.</text:p>
        </text:list-item>
        <text:list-item>
          <text:p text:style-name="P69">skill : the skill level to apply. 1 is easiest, 5 is hardest (default = 2).</text:p>
        </text:list-item>
      </text:list>
      <text:h text:style-name="P40" text:outline-level="2"><text:soft-page-break/>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 Some other func_ entities are also unaffected by target_unlink.</text:p>
      <text:p text:style-name="P26">Keys:</text:p>
      <text:list xml:id="list29530421" text:style-name="L32">
        <text:list-item>
          <text:p text:style-name="P70">targetname : activating trigger points to this.</text:p>
        </text:list-item>
        <text:list-item>
          <text:p text:style-name="P70">target : this points to entities to link/unlink when this entity is triggered.</text:p>
        </text:list-item>
      </text:list>
      <text:p text:style-name="P26"/>
      <text:p text:style-name="P26">Spawnflags:</text:p>
      <text:list xml:id="list29530742" text:style-name="L33">
        <text:list-item>
          <text:p text:style-name="P71">ALWAYS_UNLINK : The targeted entity will always be unlinked from the world.</text:p>
        </text:list-item>
        <text:list-item>
          <text:p text:style-name="P71">ALWAYS_LINK : The targeted entity will always be linked to the world.</text:p>
        </text:list-item>
        <text:list-item>
          <text:p text:style-name="P72">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29529936" text:style-name="L34">
        <text:list-item>
          <text:p text:style-name="P73">targetname : activating entity points to this.</text:p>
        </text:list-item>
        <text:list-item>
          <text:p text:style-name="P73">targetname2 : activating entity points to this.</text:p>
        </text:list-item>
        <text:list-item>
          <text:p text:style-name="P73">target : this points to entities to activate when this entity is triggered.</text:p>
        </text:list-item>
        <text:list-item>
          <text:p text:style-name="P73">target2 : this points to entities to activate when this entity is triggered.</text:p>
        </text:list-item>
        <text:list-item>
          <text:p text:style-name="P73">key : The name of the variable to read or write.</text:p>
        </text:list-item>
        <text:list-item>
          <text:p text:style-name="P73">value : The value that will be written or compared to.</text:p>
        </text:list-item>
      </text:list>
      <text:p text:style-name="P27">Spawnflags:</text:p>
      <text:list xml:id="list29519773" text:style-name="L35">
        <text:list-item>
          <text:p text:style-name="P74">COMPARE_EQUALS : The entity reads the specified variable and triggers its targets if the specified value matches the value stored in the variable.</text:p>
        </text:list-item>
        <text:list-item>
          <text:p text:style-name="P74">COMPARE_NOT_EQUALS : The entity reads the specified variable and triggers its targets if the specified value does not match the value stored in the variable.</text:p>
        </text:list-item>
        <text:list-item>
          <text:p text:style-name="P74">IMMEDIATELY : The entity will be activated when it is spawned.</text:p>
        </text:list-item>
      </text:list>
      <text:h text:style-name="P40" text:outline-level="2">2.28 – trigger_death</text:h>
      <text:p text:style-name="P10">The trigger_death entity can be used to trigger other entities when a number of deaths have occurred. These deaths can be the player or bots dying. The entity is configurable with a number of <text:soft-page-break/>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29607215" text:continue-list="list29605258" text:style-name="L24">
        <text:list-item>
          <text:p text:style-name="P75">target : this points to the entity to activate.</text:p>
        </text:list-item>
        <text:list-item>
          <text:p text:style-name="P75">nobots : dying bots do not trigger this entity.</text:p>
        </text:list-item>
        <text:list-item>
          <text:p text:style-name="P75">nohumans : the player's death does not trigger this entity.</text:p>
        </text:list-item>
        <text:list-item>
          <text:p text:style-name="P75">count : the number of deaths that must have occurred before the entity activates its targets</text:p>
        </text:list-item>
      </text:list>
      <text:p text:style-name="P14"/>
      <text:p text:style-name="P14"/>
      <text:p text:style-name="P14">Spawnflags:</text:p>
      <text:list xml:id="list29619276" text:continue-numbering="true" text:style-name="L24">
        <text:list-item>
          <text:p text:style-name="P75">TRIGGER_ONCE : The trigger will only fire once.</text:p>
        </text:list-item>
      </text:list>
      <text:p text:style-name="P14"/>
      <text:h text:style-name="P41"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29635848" text:continue-numbering="true" text:style-name="L24">
        <text:list-item>
          <text:p text:style-name="P75">target : this points to the entity to activate.</text:p>
        </text:list-item>
        <text:list-item>
          <text:p text:style-name="P75">nobots : bots scoring a frag do not trigger this entity.</text:p>
        </text:list-item>
        <text:list-item>
          <text:p text:style-name="P75">nohumans : the player scoring a frag does not trigger this entity.</text:p>
        </text:list-item>
        <text:list-item>
          <text:p text:style-name="P75">count : the number of frags that must be scored before this entity is triggered</text:p>
        </text:list-item>
      </text:list>
      <text:p text:style-name="P14"/>
      <text:p text:style-name="P14">Spawnflags:</text:p>
      <text:list xml:id="list29616148" text:continue-numbering="true" text:style-name="L24">
        <text:list-item>
          <text:p text:style-name="P75">TRIGGER_ONCE : The trigger will only fire once.</text:p>
        </text:list-item>
        <text:list-item>
          <text:p text:style-name="P75">NO_SUICIDE : The trigger does not respond to the player or bots blowing themselves up.</text:p>
        </text:list-item>
      </text:list>
      <text:p text:style-name="P14"/>
      <text:h text:style-name="P40"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29626602" text:continue-numbering="true" text:style-name="L24">
        <text:list-item>
          <text:p text:style-name="P75">target : this points to the entity to activate.</text:p>
        </text:list-item>
        <text:list-item>
          <text:p text:style-name="P75">message : message displayed when user triggers lock without the required keys.</text:p>
        </text:list-item>
        <text:list-item>
          <text:p text:style-name="P75">lockedsound : sound to play when player triggers lock without the required keys (eg. sound/world/klaxon1.wav).</text:p>
        </text:list-item>
        <text:list-item>
          <text:p text:style-name="P75">unlockedsound : sound to play when player triggers lock while having the required keys (eg. <text:soft-page-break/>sound/world/klaxon2.wav).</text:p>
        </text:list-item>
        <text:list-item>
          <text:p text:style-name="P75">wait : time in seconds until trigger becomes re-triggerable after it's been touched (default 0.2, -1 = trigger once).</text:p>
        </text:list-item>
      </text:list>
      <text:p text:style-name="P14"/>
      <text:p text:style-name="P14">Spawnflags:</text:p>
      <text:list xml:id="list29633385" text:continue-numbering="true" text:style-name="L24">
        <text:list-item>
          <text:p text:style-name="P75">KEY_RED : only triggered when player has holdable_key_red item.</text:p>
        </text:list-item>
        <text:list-item>
          <text:p text:style-name="P75">KEY_GREEN : only triggered when player has holdable_key_green item.</text:p>
        </text:list-item>
        <text:list-item>
          <text:p text:style-name="P75">KEY_BLUE : only triggered when player has holdable_key_blue item.</text:p>
        </text:list-item>
        <text:list-item>
          <text:p text:style-name="P75">KEY_YELLOW : only triggered when player has holdable_key_yellow item.</text:p>
        </text:list-item>
        <text:list-item>
          <text:p text:style-name="P75">KEY_MASTER : only triggered when player has holdable_key_master item.</text:p>
        </text:list-item>
        <text:list-item>
          <text:p text:style-name="P75">KEY_GOLD : only triggered when player has holdable_key_gold item.</text:p>
        </text:list-item>
        <text:list-item>
          <text:p text:style-name="P75">KEY_SILVER : only triggered when player has holdable_key_silver item.</text:p>
        </text:list-item>
        <text:list-item>
          <text:p text:style-name="P75">KEY_IRON : only triggered when player has holdable_key_iron item.</text:p>
        </text:list-item>
      </text:list>
      <text:p text:style-name="P14"/>
      <text:h text:style-name="P37"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3"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text:soft-page-break/>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ext:soft-page-break/>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2"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2"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2"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text:soft-page-break/>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2"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text:soft-page-break/>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with a target2 key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3.21 – Constant light on func_* entities</text:h>
      <text:p text:style-name="Standard">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draw:frame draw:style-name="fr5" draw:name="Afbeeldingen1" text:anchor-type="paragraph" svg:x="7.269cm" svg:y="0.116cm" svg:width="9.499cm" svg:height="7.064cm" draw:z-index="11"><draw:image xlink:href="Pictures/10000000000001670000010B6A3F15A9.png" xlink:type="simple" xlink:show="embed" xlink:actuate="onLoad"/></draw:frame><text:soft-page-break/>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8"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1"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new game”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 </text:p>
      <text:p text:style-name="P16">It is important to remember that players have the option to disable the execution of scripts by target_script through the g_disableScripts cvar (or through the game options menu). It is therefore recommended that level designers do not depend on the execution of a script for the progression of a map. In other words: when designing your map, assume that the script is not executed.</text:p>
      <text:p text:style-name="P16"/>
      <text:h text:style-name="P38"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bigheadMode</text:span> (default = 0)</text:p>
      <text:p text:style-name="P16">Setting this cvar to 1 will cause all enemies to have gigantic heads. Big Head mode can also be enabled through the “Game options” menu.</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6"/>
      <text:p text:style-name="P16"><text:span text:style-name="T12">cg_drawSyncMessage</text:span> (default = 1)</text:p>
      <text:p text:style-name="P16">When demos are recorded with g_synchronousclients enabled, playing back the demo will cause a “snc” message to be displayed on the screen. By setting cg_drawSyncMessage to 0, this snc message will no longer be displayed.</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set to 1, all weapons shoot paintballs that leave brightly coloured splashes of paint all over <text:soft-page-break/>the wall. This doens't mean they are any less lethal though. Paintball mode can also be enabled through the “Game options” menu.</text:p>
      <text:p text:style-name="P16"/>
      <text:p text:style-name="P36"><text:span text:style-name="T12">g_allowSyncCutscene</text:span> (default = 0)</text:p>
      <text:p text:style-name="P16">Due to a problem with running in-game cutscenes with g_synchronousClients set to 1 (the game would crash), the game will automatically turn off g_synchronousClients when a cutscene is started. When the cutscene ends, the cvar is restored to whatever value it had before the cutscene was started. This is hopefully just a temporary solution until the real problem is solved.</text:p>
      <text:p text:style-name="P16">The g_allowSyncCutscene cvar is disabled by default but it can be set to 1. When it is set to 1, the system that automatically disables synchronousclients is turned off. This means that the game will most likely crash when starting a cutscene with synchronousclients enabled but it allows the player to manually control g_synchronousClients which might allow for improved demo recording.</text:p>
      <text:p text:style-name="P16"/>
      <text:p text:style-name="P16"><text:span text:style-name="T12">g_debugBotspawns</text:span> (default = 1, cheat protected)</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see exactly when each bot is loaded and added to the game.</text:p>
      <text:p text:style-name="P16"/>
      <text:p text:style-name="P16"><text:span text:style-name="T12">g_debugCameras</text:span> (default = 0, cheat protected)</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Score</text:span> (default = 0, cheat protected)</text:p>
      <text:p text:style-name="P7">When this debug cvar is enabled, the console will output debugging information about your score. Whenever the player scores points (carnage score), the console will log the raw number of points that have been scored. This means that any skill modifier or accuracy bonusses aren't included. Also, whenever the player displays the objectives overlay, the console will display a breakdown of the score of the player. Note that the carnage score displayed here differs from what the end-game <text:soft-page-break/>scoreboard will show because the end-game scoreboard shows a cumulative total of the carnage score and accuracy bonusses. Also note that the console continues spewing out these console messages for as long as the objectives overlay is displayed.</text:p>
      <text:p text:style-name="P7"/>
      <text:p text:style-name="P7"><text:span text:style-name="T12">g_debugVariables</text:span> (default = 0, cheat protected)</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disableCutscenes</text:span> (default = 0, cheat protected)</text:p>
      <text:p text:style-name="P7">When this cvar is set to 1, cutscenes will not be started. The player will remain free to move around the map. This can be used during development of the map to easily skip past lengthy cutscenes. The cvar has been cheat protected because it is really intended as a development tool. Cutscenes can not be disabled or skipped by regular players because events that should take place during the cutscene and should not be disturbed by the player will continue to happen as normal.</text:p>
      <text:p text:style-name="P7"/>
      <text:p text:style-name="P7"><text:span text:style-name="T12">g_disableScripts</text:span> (default = 0)</text:p>
      <text:p text:style-name="P7">This cvar is also available in the game options menu under the “Disable auto script execution” option. When g_disableScripts is set to 1, the target_script entity will not be allowed to execute its script file. This setting can be enabled by players who do not feel comfortable by giving level designers access to their own personal game configuration. Because this cvar exists, level designers are encouraged not to introduce scripts on which the level heavily depends.</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 <text:span text:style-name="T11">(cheat protected)</text:span></text:p>
      <text:p text:style-name="P9">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2-05-08T09:48:40.02</dc:date>
    <meta:editing-duration>PT22H45M21S</meta:editing-duration>
    <meta:editing-cycles>325</meta:editing-cycles>
    <meta:generator>LibreOffice/3.3$Win32 LibreOffice_project/330m19$Build-202</meta:generator>
    <meta:document-statistic meta:table-count="0" meta:image-count="14" meta:object-count="0" meta:page-count="34" meta:paragraph-count="659" meta:word-count="14384" meta:character-count="82880"/>
  </office:meta>
</office:document-meta>
</file>